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TeXGyreHeros" svg:font-family="TeXGyreHeros" style:font-pitch="variable"/>
    <style:font-face style:name="TeXGyreHerosCn" svg:font-family="TeXGyreHerosCn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eXGyreHeros" fo:font-size="11pt" style:font-size-asian="11pt" style:font-size-complex="11pt"/>
    </style:style>
    <style:style style:name="P2" style:family="paragraph" style:parent-style-name="Standard">
      <style:paragraph-properties fo:line-height="100%"/>
      <style:text-properties style:font-name="TeXGyreHeros" fo:font-size="11pt" officeooo:paragraph-rsid="001175a5" style:font-size-asian="11pt" style:font-size-complex="11pt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style:font-name="TeXGyreHeros" fo:font-size="11pt" style:font-size-asian="11pt" style:font-size-complex="11pt"/>
    </style:style>
    <style:style style:name="P4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TeXGyreHeros" fo:font-size="11pt" officeooo:paragraph-rsid="001107eb" style:font-size-asian="11pt" style:font-size-complex="11pt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TeXGyreHeros" fo:font-size="11pt" officeooo:rsid="001271dc" officeooo:paragraph-rsid="001271dc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TeXGyreHeros" fo:font-size="11pt" officeooo:rsid="00142f73" officeooo:paragraph-rsid="00142f73" style:font-size-asian="11pt" style:font-size-complex="11pt"/>
    </style:style>
    <style:style style:name="P7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TeXGyreHeros" fo:font-size="12pt" fo:font-weight="bold" officeooo:paragraph-rsid="001107eb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.1in" fo:margin-bottom="0.1in" style:contextual-spacing="false" fo:line-height="100%" fo:text-align="center" style:justify-single-word="false"/>
      <style:text-properties style:font-name="TeXGyreHeros" fo:font-size="10pt" style:font-size-asian="10pt" style:font-size-complex="10pt"/>
    </style:style>
    <style:style style:name="P9" style:family="paragraph" style:parent-style-name="Text_20_body">
      <style:paragraph-properties fo:margin-top="0.1in" fo:margin-bottom="0.1in" style:contextual-spacing="false" fo:line-height="100%" fo:text-align="center" style:justify-single-word="false" fo:break-before="page"/>
      <style:text-properties style:font-name="TeXGyreHeros" fo:font-size="10pt" officeooo:paragraph-rsid="001271dc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107e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2f7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a79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107e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42f73" style:text-blinking="false" fo:background-color="transparent" loext:char-shading-value="0" style:font-weight-asian="bold" style:font-weight-complex="bold"/>
    </style:style>
    <style:style style:name="T8" style:family="text">
      <style:text-properties officeooo:rsid="001175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912e88c5-9367-ab2c-c580-c595f92e9553"/><text:span text:style-name="T1">Universidade do Estado do Rio de Janeiro - Faculdade de Geologia</text:span></text:p>
      <text:p text:style-name="P7"><text:span text:style-name="T5">Geofísica </text:span><text:span text:style-name="T6">1</text:span><text:span text:style-name="T5"> </text:span><text:span text:style-name="T6">|</text:span><text:span text:style-name="T5"> Prática 1 - </text:span><text:span text:style-name="T6">Gravimetria - Interpolação, mapas e a gravidade da Terra</text:span></text:p>
      <text:p text:style-name="P8"><text:span text:style-name="T1">Nome:______________________________________________________ <text:s/>Data:______________________</text:span></text:p>
      <text:p text:style-name="P3"><text:span text:style-name="T1">1) </text:span><text:span text:style-name="T2">Explique resumidamente como funciona e para que serve a interpolação de dados. Explique como o espaçamento entre os pontos gerados e o método utilizado influenciam o resultado final (o mapa gerado). Utilize a parte “Interpolação” do Jupyter notebook para elaborar sua respost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8">2) Observe o mapa da gravidade mundial. A gravidade que observamos é somente devida a atração gravitacional da Terra? Como a gravidade varia geograficamente e qual é a explicação para cada tipo de variação? Qual é a escala de grandeza de cada variação?</text:span></text:p>
      <text:p text:style-name="P2"/>
      <text:p text:style-name="P9"><text:span text:style-name="T1">Nome:______________________________________________________ <text:s/>Data:______________________</text:span></text:p>
      <text:p text:style-name="P5"><text:span text:style-name="T1">3) </text:span><text:span text:style-name="T3">Como a escala de cor influencia nossa percepção e interpretação dos dados? Dê </text:span><text:span text:style-name="T7">dois</text:span><text:span text:style-name="T3"> exemplos de artefatos (feições fictícias) gerados por escalas de cor. Qual tipo de escala de cor (linear, divergente, rainbow) melhor representa a variação real dos dados de gravidade mundial? Por que?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3">4</text:span><text:span text:style-name="T1">) Explique resumidamente os fatores que devemos nos atentar ao gerar ou interpretar dados geofísicos em mapas de cor. </text:span><text:span text:style-name="T4">Quais são as perguntas que devem ser feitas (para o geofísico e para nós mesmos)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TeXGyreHeros" svg:font-family="TeXGyreHeros" style:font-pitch="variable"/>
    <style:font-face style:name="TeXGyreHerosCn" svg:font-family="TeXGyreHerosCn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Uieda</meta:initial-creator>
    <meta:creation-date>2015-09-03T10:30:50.305053225</meta:creation-date>
    <dc:date>2015-09-03T11:15:50.217662407</dc:date>
    <dc:creator>Leonardo Uieda</dc:creator>
    <meta:editing-duration>PT33M55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8" meta:word-count="196" meta:character-count="1341" meta:non-whitespace-character-count="1151"/>
  </office:meta>
</office:document-meta>
</file>